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Flow.nextFreeVariab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low.exitCompilation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low.insertNumericUnboxOrPrimitiveTypeCoercion( MethodVisitor mv , @ Nullable String stackDescriptor , char target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deFlow.insertBoxIfNecessary( MethodVisitor mv , char c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deFlow.toBoxedDescriptor( String primitiveDescript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deFlow.insertArrayStore( MethodVisitor mv , String arrayElement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deFlow.toParamDescriptors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low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low.createSignatureDescriptor( Constructor &lt; ? &gt; 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deFlow.insertBoxIfNecessary( MethodVisitor mv , @ Nullable String descri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deFlow.CodeFlow( String className , ClassWriter class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Flow.pushDescriptor( @ Nullable String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deFlow.toParamDescriptors( Constructor &lt; ? &gt; 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low.toPrimitiveTargetDesc( String descripto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deFlow.loadEvaluationContext( MethodVisitor m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low.createSignatureDescriptor( Method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deFlow.insertUnboxInsns( MethodVisitor mv , char ch , @ Nullable String stackDescriptor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CodeFlow.isPrimitiveOrUnboxableSupportedNumberOrBoolean( @ Nullable String 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deFlow.enterCompilation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low.arrayCodeFor( String array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deFlow.insertOptimalLoad( MethodVisitor mv , in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deFlow.isPrimitiveOrUnboxableSupportedNumber( @ Nullable String descrip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deFlow.isPrimitiveArray( @ Nullable String 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deFlow.registerNewField( FieldAdder fieldAd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Flow.isPrimitive( @ Nullable String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low.isIntegerForNumericOp( Number 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low.loadTarget( MethodVisitor m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low.isBooleanCompatible( @ Nullable String descri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low.toDescriptorFromObject( @ Nullable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deFlow.nextFiel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low.insertAnyNecessaryTypeConversionBytecodes( MethodVisitor mv , char targetDescriptor , String stackDescriptor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6">
            <text:p text:style-name="Table_20_Contents">26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CodeFlow.registerNewClinit( ClinitAdder clinitAd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Flow.unboxBooleanIfNecessary( MethodVisitor m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deFlow.toDescriptor( Class &lt; ? &gt; typ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">
            <text:p text:style-name="Table_20_Contents">2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CodeFlow.las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low.insertNewArrayCode( MethodVisitor mv , int size , String array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deFlow.toDescriptors( Class &lt; ? &gt; [ ] 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deFlow.insertCheckCast( MethodVisitor mv , @ Nullable String descrip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deFlow.areBoxingCompatible( String desc1 , String desc2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deFlow.finis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deFlow.toJvmDescriptor( Class &lt; ? &gt; clazz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odeFlow.isReferenceTypeArray( String array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deFlow.insertUnboxNumberInsns( MethodVisitor mv , char targetDescriptor , @ Nullable String stackDescripto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